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-7896" calcext:value-type="float">
            <text:p>-7896</text:p>
          </table:table-cell>
          <table:table-cell/>
          <table:table-cell table:formula="of:=[.E28]-[.E27]" office:value-type="float" office:value="-1303" calcext:value-type="float">
            <text:p>-1303</text:p>
          </table:table-cell>
          <table:table-cell/>
          <table:table-cell table:formula="of:=[.H27]+[.G28]" office:value-type="float" office:value="5991" calcext:value-type="float">
            <text:p>5991</text:p>
          </table:table-cell>
          <table:table-cell/>
          <table:table-cell table:formula="of:=[.I28]-[.I27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5991" calcext:value-type="float">
            <text:p>5991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5991" calcext:value-type="float">
            <text:p>5991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5991" calcext:value-type="float">
            <text:p>5991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5991" calcext:value-type="float">
            <text:p>5991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5991" calcext:value-type="float">
            <text:p>5991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5991" calcext:value-type="float">
            <text:p>5991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5991" calcext:value-type="float">
            <text:p>5991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5991" calcext:value-type="float">
            <text:p>5991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5991" calcext:value-type="float">
            <text:p>5991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5991" calcext:value-type="float">
            <text:p>5991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5991" calcext:value-type="float">
            <text:p>5991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5991" calcext:value-type="float">
            <text:p>5991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5991" calcext:value-type="float">
            <text:p>5991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5991" calcext:value-type="float">
            <text:p>5991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5991" calcext:value-type="float">
            <text:p>5991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5991" calcext:value-type="float">
            <text:p>5991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5991" calcext:value-type="float">
            <text:p>5991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5991" calcext:value-type="float">
            <text:p>5991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5991" calcext:value-type="float">
            <text:p>5991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5991" calcext:value-type="float">
            <text:p>5991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5991" calcext:value-type="float">
            <text:p>5991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5991" calcext:value-type="float">
            <text:p>5991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5991" calcext:value-type="float">
            <text:p>5991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5991" calcext:value-type="float">
            <text:p>5991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5991" calcext:value-type="float">
            <text:p>5991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5991" calcext:value-type="float">
            <text:p>5991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5991" calcext:value-type="float">
            <text:p>5991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5991" calcext:value-type="float">
            <text:p>5991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5991" calcext:value-type="float">
            <text:p>5991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5991" calcext:value-type="float">
            <text:p>5991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5991" calcext:value-type="float">
            <text:p>5991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5991" calcext:value-type="float">
            <text:p>5991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5991" calcext:value-type="float">
            <text:p>5991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5991" calcext:value-type="float">
            <text:p>5991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5991" calcext:value-type="float">
            <text:p>5991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5991" calcext:value-type="float">
            <text:p>5991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5991" calcext:value-type="float">
            <text:p>5991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5991" calcext:value-type="float">
            <text:p>5991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5991" calcext:value-type="float">
            <text:p>5991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5991" calcext:value-type="float">
            <text:p>5991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5991" calcext:value-type="float">
            <text:p>5991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5991" calcext:value-type="float">
            <text:p>5991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5991" calcext:value-type="float">
            <text:p>5991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5991" calcext:value-type="float">
            <text:p>5991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5991" calcext:value-type="float">
            <text:p>5991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5991" calcext:value-type="float">
            <text:p>5991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5991" calcext:value-type="float">
            <text:p>5991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5991" calcext:value-type="float">
            <text:p>5991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5991" calcext:value-type="float">
            <text:p>5991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5991" calcext:value-type="float">
            <text:p>5991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5991" calcext:value-type="float">
            <text:p>5991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5991" calcext:value-type="float">
            <text:p>5991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5991" calcext:value-type="float">
            <text:p>5991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5991" calcext:value-type="float">
            <text:p>5991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5991" calcext:value-type="float">
            <text:p>5991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5991" calcext:value-type="float">
            <text:p>5991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5991" calcext:value-type="float">
            <text:p>5991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5991" calcext:value-type="float">
            <text:p>5991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5991" calcext:value-type="float">
            <text:p>5991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5991" calcext:value-type="float">
            <text:p>5991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5991" calcext:value-type="float">
            <text:p>5991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5991" calcext:value-type="float">
            <text:p>5991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5991" calcext:value-type="float">
            <text:p>5991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5991" calcext:value-type="float">
            <text:p>5991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5991" calcext:value-type="float">
            <text:p>5991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5991" calcext:value-type="float">
            <text:p>5991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5991" calcext:value-type="float">
            <text:p>5991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5991" calcext:value-type="float">
            <text:p>5991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5991" calcext:value-type="float">
            <text:p>5991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5991" calcext:value-type="float">
            <text:p>5991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5991" calcext:value-type="float">
            <text:p>599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5991" calcext:value-type="float">
            <text:p>599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5991" calcext:value-type="float">
            <text:p>599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5991" calcext:value-type="float">
            <text:p>599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5991" calcext:value-type="float">
            <text:p>599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5991" calcext:value-type="float">
            <text:p>599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5991" calcext:value-type="float">
            <text:p>599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5991" calcext:value-type="float">
            <text:p>599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5991" calcext:value-type="float">
            <text:p>599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5991" calcext:value-type="float">
            <text:p>599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5991" calcext:value-type="float">
            <text:p>599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5991" calcext:value-type="float">
            <text:p>5991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5991" calcext:value-type="float">
            <text:p>5991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5991" calcext:value-type="float">
            <text:p>5991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5991" calcext:value-type="float">
            <text:p>5991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5991" calcext:value-type="float">
            <text:p>5991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5991" calcext:value-type="float">
            <text:p>5991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5991" calcext:value-type="float">
            <text:p>5991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5991" calcext:value-type="float">
            <text:p>5991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00:30:16.32162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4T03:06:19.195888431</dc:date>
    <meta:editing-cycles>34</meta:editing-cycles>
    <meta:editing-duration>P1DT3H58M55S</meta:editing-duration>
    <meta:generator>LibreOffice/6.0.3.2$Linux_X86_64 LibreOffice_project/00m0$Build-2</meta:generator>
    <meta:document-statistic meta:table-count="1" meta:cell-count="6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